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eoretischer Hintergrun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nka Hauffe</meta:initial-creator>
    <dc:creator>Janka Hauffe</dc:creator>
    <meta:creation-date>2024-04-29T06:06:00Z</meta:creation-date>
    <dc:date>2024-04-29T07:09:00Z</dc:date>
    <meta:template xlink:href="Normal.dotm" xlink:type="simple"/>
    <meta:editing-cycles>2</meta:editing-cycles>
    <meta:editing-duration>PT0S</meta:editing-duration>
    <meta:user-defined meta:name="GrammarlyDocumentId">247c6a8f-3a5c-40f9-bbfe-23f85aee8de1</meta:user-defined>
    <meta:document-statistic meta:page-count="1" meta:paragraph-count="1" meta:word-count="3" meta:character-count="25" meta:row-count="1" meta:non-whitespace-character-count="23"/>
  </office:meta>
</office:document-meta>
</file>